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5.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3.9cm" svg:x="3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2cm" svg:y1="5.2cm" svg:x2="10cm" svg:y2="6.5cm">
          <text:p/>
        </draw:line>
        <draw:line draw:style-name="gr2" draw:text-style-name="P2" draw:layer="layout" svg:x1="3.6cm" svg:y1="10.3cm" svg:x2="2.2cm" svg:y2="5.2cm">
          <text:p/>
        </draw:line>
        <draw:line draw:style-name="gr2" draw:text-style-name="P2" draw:layer="layout" svg:x1="10cm" svg:y1="6.5cm" svg:x2="19.3cm" svg:y2="16.4cm">
          <text:p/>
        </draw:line>
        <draw:line draw:style-name="gr2" draw:text-style-name="P2" draw:layer="layout" svg:x1="3.6cm" svg:y1="10.4cm" svg:x2="19.3cm" svg:y2="16.4cm">
          <text:p/>
        </draw:line>
        <draw:frame draw:style-name="gr3" draw:text-style-name="P3" draw:layer="layout" svg:width="2.9cm" svg:height="1.2cm" svg:x="7.5cm" svg:y="6.8cm">
          <draw:text-box>
            <text:p>479, 0</text:p>
          </draw:text-box>
        </draw:frame>
        <draw:frame draw:style-name="gr3" draw:text-style-name="P3" draw:layer="layout" svg:width="2.6cm" svg:height="1.2cm" svg:x="3.8cm" svg:y="9.5cm">
          <draw:text-box>
            <text:p>0, 249</text:p>
          </draw:text-box>
        </draw:frame>
        <draw:frame draw:style-name="gr4" draw:text-style-name="P3" draw:layer="layout" svg:width="3.3cm" svg:height="1.5cm" svg:x="6.8cm" svg:y="9.4cm">
          <draw:text-box>
            <text:p>479, <text:s/>249</text:p>
          </draw:text-box>
        </draw:frame>
        <draw:custom-shape draw:style-name="gr5" draw:text-style-name="P4" draw:layer="layout" svg:width="0.2cm" svg:height="0.2cm" svg:x="9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3.5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9.9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3.5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2.1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cm" svg:height="0.2cm" svg:x="19.2cm" svg:y="1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5cm" svg:height="1.2cm" svg:x="3.8cm" svg:y="6.8cm">
          <draw:text-box>
            <text:p>0, 0</text:p>
          </draw:text-box>
        </draw:frame>
        <draw:frame draw:style-name="gr6" draw:text-style-name="P3" draw:layer="layout" svg:width="3.3cm" svg:height="1.8cm" svg:x="1.4cm" svg:y="4.1cm">
          <draw:text-box>
            <text:p>-95, -155</text:p>
          </draw:text-box>
        </draw:frame>
        <draw:frame draw:style-name="gr6" draw:text-style-name="P3" draw:layer="layout" svg:width="4cm" svg:height="1.8cm" svg:x="15.1cm" svg:y="16.7cm">
          <draw:text-box>
            <text:p>7650, 688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1T23:15:39.904957934</meta:creation-date>
    <dc:date>2018-09-01T23:28:28.931664869</dc:date>
    <meta:editing-duration>PT1M25S</meta:editing-duration>
    <meta:editing-cycles>1</meta:editing-cycles>
    <meta:document-statistic meta:object-count="17"/>
    <meta:generator>LibreOffice/6.0.3.2$Linux_X86_64 LibreOffice_project/00m0$Build-2</meta:generator>
  </office:meta>
</office:document-meta>
</file>